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d4ef" fo:background-color="transparent"/>
    </style:style>
    <style:style style:name="P2" style:family="paragraph" style:parent-style-name="Standard">
      <style:text-properties officeooo:paragraph-rsid="0014567d"/>
    </style:style>
    <style:style style:name="T1" style:family="text">
      <style:text-properties officeooo:rsid="000a0565"/>
    </style:style>
    <style:style style:name="T2" style:family="text">
      <style:text-properties officeooo:rsid="0014567d"/>
    </style:style>
    <style:style style:name="T3" style:family="text">
      <style:text-properties officeooo:rsid="001612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TABLE DEPARTMENTS(</text:p>
      <text:p text:style-name="P1"><text:s text:c="2"/>2 <text:s/>dept_num NUMERIC(5, 0) PRIMARY KEY,</text:p>
      <text:p text:style-name="P1"><text:s text:c="2"/>3 <text:s/>dept_name VARCHAR(20) UNIQUE,</text:p>
      <text:p text:style-name="P1"><text:s text:c="2"/>4 <text:s/>mgr_ssn NUMERIC(10, 0),</text:p>
      <text:p text:style-name="P1"><text:s text:c="2"/>5 <text:s/>mgr_startdate VARCHAR(10));</text:p>
      <text:p text:style-name="Standard"/>
      <text:p text:style-name="Standard"/>
      <text:p text:style-name="Standard">CREATE TABLE EMPLOYEE(</text:p>
      <text:p text:style-name="Standard"><text:s text:c="2"/>2 <text:s/>fname VARCHAR(20),</text:p>
      <text:p text:style-name="Standard"><text:s text:c="2"/>3 <text:s/>mname VARCHAR(20),</text:p>
      <text:p text:style-name="Standard"><text:s text:c="2"/>4 <text:s/>lname VARCHAR(20) NOT NULL,</text:p>
      <text:p text:style-name="Standard"><text:s text:c="2"/>5 <text:s/>ssn NUMERIC(10, 0) PRIMARY KEY,</text:p>
      <text:p text:style-name="Standard"><text:s text:c="2"/>6 <text:s/>bdate <text:span text:style-name="T2">NUMERIC</text:span>(<text:span text:style-name="T2">4, 0</text:span>),</text:p>
      <text:p text:style-name="Standard"><text:s text:c="2"/>7 <text:s/>address VARCHAR(40),</text:p>
      <text:p text:style-name="Standard"><text:s text:c="2"/>8 <text:s/>gender VARCHAR(15),</text:p>
      <text:p text:style-name="Standard"><text:s text:c="2"/>9 <text:s/>salary NUMERIC(10, 0) check(salary &gt; 0),</text:p>
      <text:p text:style-name="Standard"><text:s/>10 <text:s/>super_ssn NUMERIC(10, 0),</text:p>
      <text:p text:style-name="Standard"><text:s/>11 <text:s/>dept_num NUMERIC(5, 0) <text:span text:style-name="T1">REFERENCES DEPARTMENTS</text:span></text:p>
      <text:p text:style-name="Standard"><text:s/>12 <text:s/><text:span text:style-name="T1">ON DELETE CASCADE</text:span>);</text:p>
      <text:p text:style-name="Standard"/>
      <text:p text:style-name="Standard"/>
      <text:p text:style-name="Standard">CREATE TABLE DEPARTMENT_LOCATIONS(</text:p>
      <text:p text:style-name="Standard"><text:s text:c="2"/>2 <text:s/>dept_num NUMERIC(5, 0) REFERENCES DEPARTMENTS</text:p>
      <text:p text:style-name="Standard"><text:s text:c="2"/>3 <text:s/>ON DELETE CASCADE,</text:p>
      <text:p text:style-name="Standard"><text:s text:c="2"/>4 <text:s/>location VARCHAR(30),</text:p>
      <text:p text:style-name="Standard"><text:s text:c="2"/>5 <text:s/>PRIMARY KEY(dept_num, location));</text:p>
      <text:p text:style-name="Standard"/>
      <text:p text:style-name="Standard">CREATE TABLE PROJECT(</text:p>
      <text:p text:style-name="Standard"><text:s text:c="2"/>2 <text:s/>proj_num NUMERIC(10, 0) PRIMARY KEY,</text:p>
      <text:p text:style-name="Standard"><text:s text:c="2"/>3 <text:s/>proj_name VARCHAR(30),</text:p>
      <text:p text:style-name="Standard"><text:s text:c="2"/>4 <text:s/>proj_location VARCHAR(30),</text:p>
      <text:p text:style-name="Standard"><text:s text:c="2"/>5 <text:s/>dept_num NUMERIC(5, 0) REFERENCES DEPARTMENTS</text:p>
      <text:p text:style-name="Standard"><text:s text:c="2"/>6 <text:s/>ON DELETE CASCADE);</text:p>
      <text:p text:style-name="Standard"/>
      <text:p text:style-name="Standard">CREATE TABLE EMPLOYEE_PROJECT(</text:p>
      <text:p text:style-name="Standard"><text:s text:c="2"/>2 <text:s/>ssn NUMERIC(10, 0) REFERENCES EMPLOYEE</text:p>
      <text:p text:style-name="Standard"><text:s text:c="2"/>3 <text:s/>ON DELETE CASCADE,</text:p>
      <text:p text:style-name="Standard"><text:s text:c="2"/>4 <text:s/>proj_num NUMERIC(10, 0) REFERENCES PROJECT</text:p>
      <text:p text:style-name="Standard"><text:s text:c="2"/>5 <text:s/>ON DELETE CASCADE,</text:p>
      <text:p text:style-name="Standard"><text:s text:c="2"/>6 <text:s/>hours NUMERIC(3, 0),</text:p>
      <text:p text:style-name="Standard"><text:s text:c="2"/>7 <text:s/>PRIMARY KEY(ssn, proj_num));</text:p>
      <text:p text:style-name="Standard"/>
      <text:p text:style-name="Standard"/>
      <text:p text:style-name="Standard">CREATE TABLE DEPENDENT(</text:p>
      <text:p text:style-name="Standard"><text:s text:c="2"/>2 <text:s/>ssn NUMERIC(10, 0) REFERENCES EMPLOYEE</text:p>
      <text:p text:style-name="Standard"><text:s text:c="2"/>3 <text:s/>ON DELETE CASCADE,</text:p>
      <text:p text:style-name="Standard"><text:s text:c="2"/>4 <text:s/>dept_name VARCHAR(20) REFERENCES DEPARTMENTS(dept_name)</text:p>
      <text:p text:style-name="Standard"><text:s text:c="2"/>5 <text:s/>ON DELETE CASCADE,</text:p>
      <text:p text:style-name="Standard"><text:s text:c="2"/>6 <text:s/>gender VARCHAR(15),</text:p>
      <text:p text:style-name="P2"><text:s text:c="2"/>7 <text:s/>bdate <text:span text:style-name="T2">NUMERIC</text:span>(<text:span text:style-name="T2">4, 0</text:span>),</text:p>
      <text:p text:style-name="Standard"><text:s text:c="2"/>8 <text:s/>relationship VARCHAR(10),</text:p>
      <text:p text:style-name="Standard"><text:s text:c="2"/>9 <text:s/>PRIMARY KEY(ssn));</text:p>
      <text:p text:style-name="Standard"><text:soft-page-break/>INSERT INTO DEPARTMENTS VALUES(11111, 'Marketing', 12345, 1980);</text:p>
      <text:p text:style-name="Standard"/>
      <text:p text:style-name="Standard">1 row created.</text:p>
      <text:p text:style-name="Standard"/>
      <text:p text:style-name="Standard">INSERT INTO DEPARTMENTS VALUES(2222<text:span text:style-name="T3">2</text:span>, 'Sales', 23456, 1970);</text:p>
      <text:p text:style-name="Standard"/>
      <text:p text:style-name="Standard">1 row created.</text:p>
      <text:p text:style-name="Standard"/>
      <text:p text:style-name="Standard">INSERT INTO DEPARTMENTS VALUES(33333, 'Advertising', 34567, 1969);</text:p>
      <text:p text:style-name="Standard"/>
      <text:p text:style-name="Standard">1 row created.</text:p>
      <text:p text:style-name="Standard"/>
      <text:p text:style-name="Standard">INSERT INTO DEPARTMENTS VALUES(44444, 'Tech', 45678, 1985);</text:p>
      <text:p text:style-name="Standard"/>
      <text:p text:style-name="Standard">1 row created.</text:p>
      <text:p text:style-name="Standard"/>
      <text:p text:style-name="Standard">INSERT INTO DEPARTMENTS VALUES(55555, 'Finance', 56789, 1990);</text:p>
      <text:p text:style-name="Standard"/>
      <text:p text:style-name="Standard">1 row created.</text:p>
      <text:p text:style-name="Standard"/>
      <text:p text:style-name="Standard"/>
      <text:p text:style-name="Standard"/>
      <text:p text:style-name="Standard"/>
      <text:p text:style-name="Standard">INSERT INTO EMPLOYEE VALUES(</text:p>
      <text:p text:style-name="Standard"><text:s text:c="2"/>2 <text:s/>'Smith', 'Hayes', 'Alexander', 873957, 1986, 'Mangalore', 'Male',</text:p>
      <text:p text:style-name="Standard"><text:s text:c="2"/>3 <text:s/>6000, 875874, 11111);</text:p>
      <text:p text:style-name="Standard"/>
      <text:p text:style-name="Standard">INSERT INTO EMPLOYEE VALUES(</text:p>
      <text:p text:style-name="Standard"><text:s text:c="2"/>2 <text:s/>'Shawn', 'Hayes', 'Marsh', 482928, 1969, 'Bangalore', 'Male',</text:p>
      <text:p text:style-name="Standard"><text:s text:c="2"/>3 <text:s/>4000, 875874, 22222);</text:p>
      <text:p text:style-name="Standard"/>
      <text:p text:style-name="Standard">INSERT INTO EMPLOYEE VALUES(</text:p>
      <text:p text:style-name="Standard"><text:s text:c="2"/>2 <text:s/>'Shawn', 'Hayes', 'Marsh', 482928, 1969, 'Bangalore', 'Male',</text:p>
      <text:p text:style-name="Standard"><text:s text:c="2"/>3 <text:s/>4000, 875874, 22222);</text:p>
      <text:p text:style-name="Standard"/>
      <text:p text:style-name="Standard">INSERT INTO EMPLOYEE VALUES(</text:p>
      <text:p text:style-name="Standard"><text:s text:c="2"/>2 <text:s/>'Linda', 'ALexander', 'Scott', 328748, 1960, 'Delhi', 'Female',</text:p>
      <text:p text:style-name="Standard"><text:s text:c="2"/>3 <text:s/>8000, 902832, 44444);</text:p>
      <text:p text:style-name="Standard"/>
      <text:p text:style-name="Standard">INSERT INTO EMPLOYEE VALUES(</text:p>
      <text:p text:style-name="Standard"><text:s text:c="2"/>2 <text:s/>'Lionel', 'Andres', 'Messi', 979794, 1991, 'Mumbai', 'Male',</text:p>
      <text:p text:style-name="Standard"><text:s text:c="2"/>3 <text:s/>20000, 902845, 55555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INSERT INTO DEPARTMENT_LOCATIONS VALUES(11111, 'Mangalore');</text:p>
      <text:p text:style-name="Standard"/>
      <text:p text:style-name="Standard">INSERT INTO DEPARTMENT_LOCATIONS VALUES(22222, 'Bangalore');</text:p>
      <text:p text:style-name="Standard"/>
      <text:p text:style-name="Standard">INSERT INTO DEPARTMENT_LOCATIONS VALUES(33333, 'Surathkal');</text:p>
      <text:p text:style-name="Standard"/>
      <text:p text:style-name="Standard">INSERT INTO DEPARTMENT_LOCATIONS VALUES(44444, 'Delhi');</text:p>
      <text:p text:style-name="Standard"/>
      <text:p text:style-name="Standard">INSERT INTO DEPARTMENT_LOCATIONS VALUES(55555, 'Mumbai')</text:p>
      <text:p text:style-name="Standard"/>
      <text:p text:style-name="Standard"/>
      <text:p text:style-name="Standard">INSERT INTO PROJECT VALUES(783798, 'Super', 'Surathkal', 11111);</text:p>
      <text:p text:style-name="Standard"/>
      <text:p text:style-name="Standard">INSERT INTO PROJECT VALUES(987457, 'Amateur', 'Delhi', 22222);</text:p>
      <text:p text:style-name="Standard"/>
      <text:p text:style-name="Standard">INSERT INTO PROJECT VALUES(874874, 'Intermediate', 'Mangalore', 33333);</text:p>
      <text:p text:style-name="Standard"/>
      <text:p text:style-name="Standard">INSERT INTO PROJECT VALUES(778834, 'Beginner', 'Mumbai', 44444);</text:p>
      <text:p text:style-name="Standard"/>
      <text:p text:style-name="Standard">INSERT INTO PROJECT VALUES(897593, 'Professional', 'Bangalore', 55555);</text:p>
      <text:p text:style-name="Standard"/>
      <text:p text:style-name="Standard"/>
      <text:p text:style-name="Standard"/>
      <text:p text:style-name="Standard">INSERT INTO EMPLOYEE_PROJECT VALUES(784579, 783798, 50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5T14:52:15.568025275</meta:creation-date>
    <dc:date>2025-03-25T16:25:35.340898711</dc:date>
    <meta:editing-duration>PT1H12M47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3" meta:paragraph-count="80" meta:word-count="378" meta:character-count="3048" meta:non-whitespace-character-count="2609"/>
  </office:meta>
</office:document-meta>
</file>